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242.59pt"/>
    </style:style>
    <style:style style:name="co3" style:family="table-column">
      <style:table-column-properties fo:break-before="auto" style:column-width="104.46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77.16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92.61pt"/>
    </style:style>
    <style:style style:name="co9" style:family="table-column">
      <style:table-column-properties fo:break-before="auto" style:column-width="97.26pt"/>
    </style:style>
    <style:style style:name="co10" style:family="table-column">
      <style:table-column-properties fo:break-before="auto" style:column-width="146.89pt"/>
    </style:style>
    <style:style style:name="co11" style:family="table-column">
      <style:table-column-properties fo:break-before="auto" style:column-width="171.35pt"/>
    </style:style>
    <style:style style:name="co12" style:family="table-column">
      <style:table-column-properties fo:break-before="auto" style:column-width="163.9pt"/>
    </style:style>
    <style:style style:name="co13" style:family="table-column">
      <style:table-column-properties fo:break-before="auto" style:column-width="123.76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nchmark_measurements_201803091052_topo0" table:style-name="ta1">
        <table:shapes>
          <draw:frame draw:z-index="0" draw:style-name="gr1" draw:text-style-name="P1" svg:width="453.12pt" svg:height="255.2pt" svg:x="347.58pt" svg:y="197.23pt">
            <loext:p draw:notify-on-update-of-ranges="benchmark_measurements_201803091052_topo0.C2:benchmark_measurements_201803091052_topo0.C38 benchmark_measurements_201803091052_topo0.J1:benchmark_measurements_201803091052_topo0.J1 benchmark_measurements_201803091052_topo0.J2:benchmark_measurements_201803091052_topo0.J38 benchmark_measurements_201803091052_topo0.K1:benchmark_measurements_201803091052_topo0.K1 benchmark_measurements_201803091052_topo0.K2:benchmark_measurements_201803091052_topo0.K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TOPOLOGY</text:p>
          </table:table-cell>
          <table:table-cell office:value-type="string" calcext:value-type="string">
            <text:p>PROV_METRICS</text:p>
          </table:table-cell>
          <table:table-cell office:value-type="string" calcext:value-type="string">
            <text:p>BUFFER_CAPACITY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NET_IN</text:p>
          </table:table-cell>
          <table:table-cell office:value-type="string" calcext:value-type="string">
            <text:p>NET_IN_TYPE</text:p>
          </table:table-cell>
          <table:table-cell office:value-type="string" calcext:value-type="string">
            <text:p>NET_OUT</text:p>
          </table:table-cell>
          <table:table-cell office:value-type="string" calcext:value-type="string">
            <text:p>NET_OUT_TYPE</text:p>
          </table:table-cell>
          <table:table-cell office:value-type="string" calcext:value-type="string">
            <text:p>MSG_NUMBER</text:p>
          </table:table-cell>
          <table:table-cell office:value-type="string" calcext:value-type="string">
            <text:p>NORMALIZED_MSG_SIZE_IN</text:p>
          </table:table-cell>
          <table:table-cell office:value-type="string" calcext:value-type="string">
            <text:p>NORMALIZED_MSG_SIZE_OUT</text:p>
          </table:table-cell>
          <table:table-cell office:value-type="string" calcext:value-type="string">
            <text:p>NORMALIZED_MSG_SIZE_TYPE</text:p>
          </table:table-cell>
          <table:table-cell office:value-type="string" calcext:value-type="string">
            <text:p>BENCHMARK_RUNTIME</text:p>
          </table:table-cell>
        </table:table-row>
        <table:table-row table:style-name="ro1">
          <table:table-cell office:value-type="string" calcext:value-type="string">
            <text:p>topology_0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kB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kB</text:p>
          </table:table-cell>
          <table:table-cell office:value-type="float" office:value="7450" calcext:value-type="float">
            <text:p>7450</text:p>
          </table:table-cell>
          <table:table-cell office:value-type="float" office:value="108.3" calcext:value-type="float">
            <text:p>108.3</text:p>
          </table:table-cell>
          <table:table-cell office:value-type="float" office:value="387.9" calcext:value-type="float">
            <text:p>387.9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2780" calcext:value-type="float">
            <text:p>2780</text:p>
          </table:table-cell>
          <table:table-cell office:value-type="string" calcext:value-type="string">
            <text:p>kB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meterid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kB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98.6" calcext:value-type="float">
            <text:p>98.6</text:p>
          </table:table-cell>
          <table:table-cell office:value-type="float" office:value="185.8" calcext:value-type="float">
            <text:p>185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meterid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kB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metricid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kB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1.6" calcext:value-type="float">
            <text:p>101.6</text:p>
          </table:table-cell>
          <table:table-cell office:value-type="float" office:value="185.8" calcext:value-type="float">
            <text:p>185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metricid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kB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loc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kB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4.9" calcext:value-type="float">
            <text:p>104.9</text:p>
          </table:table-cell>
          <table:table-cell office:value-type="float" office:value="240.6" calcext:value-type="float">
            <text:p>240.6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loc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kB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class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kB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8" calcext:value-type="float">
            <text:p>108</text:p>
          </table:table-cell>
          <table:table-cell office:value-type="float" office:value="189.8" calcext:value-type="float">
            <text:p>189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class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kB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app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kB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6.4" calcext:value-type="float">
            <text:p>106.4</text:p>
          </table:table-cell>
          <table:table-cell office:value-type="float" office:value="188.5" calcext:value-type="float">
            <text:p>188.5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app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kB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kB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92.1" calcext:value-type="float">
            <text:p>92.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kB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stime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kB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6.2" calcext:value-type="float">
            <text:p>106.2</text:p>
          </table:table-cell>
          <table:table-cell office:value-type="float" office:value="185.8" calcext:value-type="float">
            <text:p>185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stime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kB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rtime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kB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1.8" calcext:value-type="float">
            <text:p>101.8</text:p>
          </table:table-cell>
          <table:table-cell office:value-type="float" office:value="181.8" calcext:value-type="float">
            <text:p>181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rtime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kB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opology_0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kB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1.2" calcext:value-type="float">
            <text:p>101.2</text:p>
          </table:table-cell>
          <table:table-cell office:value-type="float" office:value="379.6" calcext:value-type="float">
            <text:p>379.6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2790" calcext:value-type="float">
            <text:p>2790</text:p>
          </table:table-cell>
          <table:table-cell office:value-type="string" calcext:value-type="string">
            <text:p>kB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meterid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kB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4.6" calcext:value-type="float">
            <text:p>104.6</text:p>
          </table:table-cell>
          <table:table-cell office:value-type="float" office:value="192.5" calcext:value-type="float">
            <text:p>192.5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meterid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kB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metricid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kB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6.2" calcext:value-type="float">
            <text:p>106.2</text:p>
          </table:table-cell>
          <table:table-cell office:value-type="float" office:value="189.8" calcext:value-type="float">
            <text:p>189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metricid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kB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loc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kB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3.6" calcext:value-type="float">
            <text:p>103.6</text:p>
          </table:table-cell>
          <table:table-cell office:value-type="float" office:value="237.9" calcext:value-type="float">
            <text:p>237.9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loc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kB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class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kB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4.1" calcext:value-type="float">
            <text:p>104.1</text:p>
          </table:table-cell>
          <table:table-cell office:value-type="float" office:value="185.8" calcext:value-type="float">
            <text:p>185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class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kB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app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kB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07.9" calcext:value-type="float">
            <text:p>107.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app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kB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kB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93.4" calcext:value-type="float">
            <text:p>93.4</text:p>
          </table:table-cell>
          <table:table-cell office:value-type="float" office:value="160.4" calcext:value-type="float">
            <text:p>160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kB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stime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kB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4.1" calcext:value-type="float">
            <text:p>104.1</text:p>
          </table:table-cell>
          <table:table-cell office:value-type="float" office:value="184.4" calcext:value-type="float">
            <text:p>184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stime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kB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rtime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kB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4.4" calcext:value-type="float">
            <text:p>104.4</text:p>
          </table:table-cell>
          <table:table-cell office:value-type="float" office:value="184.4" calcext:value-type="float">
            <text:p>184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rtime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kB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opology_0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kB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10.7" calcext:value-type="float">
            <text:p>110.7</text:p>
          </table:table-cell>
          <table:table-cell office:value-type="float" office:value="389.4" calcext:value-type="float">
            <text:p>389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2780" calcext:value-type="float">
            <text:p>2780</text:p>
          </table:table-cell>
          <table:table-cell office:value-type="string" calcext:value-type="string">
            <text:p>kB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meterid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kB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01.4" calcext:value-type="float">
            <text:p>101.4</text:p>
          </table:table-cell>
          <table:table-cell office:value-type="float" office:value="188.6" calcext:value-type="float">
            <text:p>188.6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meterid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kB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metricid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kB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6.1" calcext:value-type="float">
            <text:p>106.1</text:p>
          </table:table-cell>
          <table:table-cell office:value-type="float" office:value="189.8" calcext:value-type="float">
            <text:p>189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metricid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kB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loc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kB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03.5" calcext:value-type="float">
            <text:p>103.5</text:p>
          </table:table-cell>
          <table:table-cell office:value-type="float" office:value="235.8" calcext:value-type="float">
            <text:p>235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loc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kB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class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kB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9.8" calcext:value-type="float">
            <text:p>109.8</text:p>
          </table:table-cell>
          <table:table-cell office:value-type="float" office:value="191.1" calcext:value-type="float">
            <text:p>191.1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class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kB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app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kB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5.8" calcext:value-type="float">
            <text:p>105.8</text:p>
          </table:table-cell>
          <table:table-cell office:value-type="float" office:value="187.1" calcext:value-type="float">
            <text:p>187.1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app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kB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kB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00.5" calcext:value-type="float">
            <text:p>100.5</text:p>
          </table:table-cell>
          <table:table-cell office:value-type="float" office:value="165.7" calcext:value-type="float">
            <text:p>165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kB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stime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kB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5.7" calcext:value-type="float">
            <text:p>105.7</text:p>
          </table:table-cell>
          <table:table-cell office:value-type="float" office:value="184.4" calcext:value-type="float">
            <text:p>184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stime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kB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rtime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B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7.2" calcext:value-type="float">
            <text:p>107.2</text:p>
          </table:table-cell>
          <table:table-cell office:value-type="float" office:value="185.8" calcext:value-type="float">
            <text:p>185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rtime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kB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opology_0_noprov</text:p>
          </table:table-cell>
          <table:table-cell table:number-columns-repeated="2"/>
          <table:table-cell office:value-type="string" calcext:value-type="string">
            <text:p>endpoint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kB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78.7" calcext:value-type="float">
            <text:p>78.7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</table:table>
      <table:named-expressions/>
      <table:database-ranges>
        <table:database-range table:name="__Anonymous_Sheet_DB__0" table:target-range-address="benchmark_measurements_201803091052_topo0.A1:benchmark_measurements_201803091052_topo0.M56" table:display-filter-buttons="true" table:orientation="column">
          <table:filter>
            <table:filter-and>
              <table:filter-condition table:field-number="1" table:value="" table:operator="=">
                <table:filter-set-item table:value=""/>
                <table:filter-set-item table:value="meterid,metricid,loc,line,class,app,ctime,stime,rtime"/>
              </table:filter-condition>
              <table:filter-condition table:field-number="3" table:value="endpoint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/00/0000</text:date>, <text:time style:data-style-name="N2" text:time-value="06:34:50.35037544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0T06:37:27.664204400</dc:date>
    <meta:editing-duration>PT10M55S</meta:editing-duration>
    <meta:editing-cycles>3</meta:editing-cycles>
    <meta:generator>LibreOffice/5.1.6.2$Linux_X86_64 LibreOffice_project/10m0$Build-2</meta:generator>
    <meta:document-statistic meta:table-count="1" meta:cell-count="6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6cm" svg:height="9.004cm" xlink:href=".." xlink:type="simple" chart:class="chart:bar" chart:style-name="ch1">
        <chart:title svg:x="2.962cm" svg:y="0.316cm" chart:style-name="ch2">
          <text:p>Mean Overhead of Provenance Data per Message</text:p>
        </chart:title>
        <chart:subtitle svg:x="6.52cm" svg:y="1.275cm" chart:style-name="ch3">
          <text:p>Full Provenance</text:p>
        </chart:subtitle>
        <chart:legend chart:legend-position="end" svg:x="10.495cm" svg:y="3.755cm" style:legend-expansion="high" chart:style-name="ch4"/>
        <chart:plot-area chart:style-name="ch5" table:cell-range-address="benchmark_measurements_201803091052_topo0.C2:benchmark_measurements_201803091052_topo0.C38 benchmark_measurements_201803091052_topo0.J1:benchmark_measurements_201803091052_topo0.K38" chart:data-source-has-labels="both" svg:x="1.33cm" svg:y="2.138cm" svg:width="8.846cm" svg:height="5.705cm">
          <chartooo:coordinate-region svg:x="2.137cm" svg:y="2.337cm" svg:width="8.039cm" svg:height="4.859cm"/>
          <chart:axis chart:dimension="x" chart:name="primary-x" chart:style-name="ch6" chartooo:axis-type="auto">
            <chartooo:date-scale/>
            <chart:title svg:x="4.664cm" svg:y="8.023cm" chart:style-name="ch7">
              <text:p>buffer capacity</text:p>
            </chart:title>
            <chart:categories table:cell-range-address="benchmark_measurements_201803091052_topo0.C2:benchmark_measurements_201803091052_topo0.C38"/>
          </chart:axis>
          <chart:axis chart:dimension="y" chart:name="primary-y" chart:style-name="ch8">
            <chart:title svg:x="0.451cm" svg:y="5.444cm" chart:style-name="ch9">
              <text:p>Bytes</text:p>
            </chart:title>
            <chart:grid chart:style-name="ch10" chart:class="major"/>
          </chart:axis>
          <chart:series chart:style-name="ch11" chart:values-cell-range-address="benchmark_measurements_201803091052_topo0.J2:benchmark_measurements_201803091052_topo0.J38" chart:label-cell-address="benchmark_measurements_201803091052_topo0.J1:benchmark_measurements_201803091052_topo0.J1" chart:class="chart:bar">
            <chart:data-point chart:repeated="3"/>
          </chart:series>
          <chart:series chart:style-name="ch12" chart:values-cell-range-address="benchmark_measurements_201803091052_topo0.K2:benchmark_measurements_201803091052_topo0.K38" chart:label-cell-address="benchmark_measurements_201803091052_topo0.K1:benchmark_measurements_201803091052_topo0.K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IZED_MSG_SIZE_IN</text:p>
                <draw:g>
                  <svg:desc>benchmark_measurements_201803091052_topo0.J1:benchmark_measurements_201803091052_topo0.J1</svg:desc>
                </draw:g>
              </table:table-cell>
              <table:table-cell office:value-type="string">
                <text:p>NORMALIZED_MSG_SIZE_OUT</text:p>
                <draw:g>
                  <svg:desc>benchmark_measurements_201803091052_topo0.K1:benchmark_measurements_201803091052_topo0.K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benchmark_measurements_201803091052_topo0.C2:benchmark_measurements_201803091052_topo0.C38</svg:desc>
                </draw:g>
              </table:table-cell>
              <table:table-cell office:value-type="float" office:value="108.3">
                <text:p>108.3</text:p>
                <draw:g>
                  <svg:desc>benchmark_measurements_201803091052_topo0.J2:benchmark_measurements_201803091052_topo0.J38</svg:desc>
                </draw:g>
              </table:table-cell>
              <table:table-cell office:value-type="float" office:value="387.9">
                <text:p>387.9</text:p>
                <draw:g>
                  <svg:desc>benchmark_measurements_201803091052_topo0.K2:benchmark_measurements_201803091052_topo0.K38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1.2">
                <text:p>101.2</text:p>
              </table:table-cell>
              <table:table-cell office:value-type="float" office:value="379.6">
                <text:p>379.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0.7">
                <text:p>110.7</text:p>
              </table:table-cell>
              <table:table-cell office:value-type="float" office:value="389.4">
                <text:p>389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